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CR" officeooo:rsid="0024dfe2" officeooo:paragraph-rsid="0024dfe2"/>
    </style:style>
    <style:style style:name="P2" style:family="paragraph" style:parent-style-name="Standard">
      <style:text-properties fo:language="es" fo:country="CR" officeooo:rsid="000bbe66" officeooo:paragraph-rsid="000bbe66"/>
    </style:style>
    <style:style style:name="P3" style:family="paragraph" style:parent-style-name="Standard">
      <style:text-properties fo:language="es" fo:country="CR" fo:font-weight="normal" officeooo:rsid="000cc74a" officeooo:paragraph-rsid="000cc74a" style:font-weight-asian="normal" style:font-weight-complex="normal"/>
    </style:style>
    <style:style style:name="P4" style:family="paragraph" style:parent-style-name="Standard">
      <style:text-properties fo:language="es" fo:country="CR" fo:font-weight="bold" officeooo:rsid="000cc74a" officeooo:paragraph-rsid="000cc74a" style:font-weight-asian="bold" style:font-weight-complex="bold"/>
    </style:style>
    <style:style style:name="P5" style:family="paragraph" style:parent-style-name="Standard">
      <style:text-properties officeooo:paragraph-rsid="000bbe66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b2c6f" officeooo:paragraph-rsid="0024dfe2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language="es" fo:country="CR" style:text-underline-style="solid" style:text-underline-width="auto" style:text-underline-color="font-color" fo:font-weight="bold" officeooo:rsid="0014a67c" officeooo:paragraph-rsid="0010d27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language="es" fo:country="CR" style:text-underline-style="solid" style:text-underline-width="auto" style:text-underline-color="font-color" fo:font-weight="bold" officeooo:rsid="0014a67c" officeooo:paragraph-rsid="00139d5e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language="es" fo:country="CR" style:text-underline-style="solid" style:text-underline-width="auto" style:text-underline-color="font-color" fo:font-weight="bold" officeooo:rsid="00154696" officeooo:paragraph-rsid="00139d5e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language="es" fo:country="CR" style:text-underline-style="solid" style:text-underline-width="auto" style:text-underline-color="font-color" fo:font-weight="bold" officeooo:rsid="00154696" officeooo:paragraph-rsid="002998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language="es" fo:country="CR" style:text-underline-style="solid" style:text-underline-width="auto" style:text-underline-color="font-color" fo:font-weight="bold" officeooo:rsid="002998d0" officeooo:paragraph-rsid="002998d0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language="es" fo:country="CR" style:text-underline-style="solid" style:text-underline-width="auto" style:text-underline-color="font-color" fo:font-weight="normal" officeooo:rsid="00154696" officeooo:paragraph-rsid="00139d5e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language="es" fo:country="CR" style:text-underline-style="solid" style:text-underline-width="auto" style:text-underline-color="font-color" fo:font-weight="normal" officeooo:rsid="00154696" officeooo:paragraph-rsid="002998d0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3pt" fo:language="es" fo:country="CR" style:text-underline-style="none" fo:font-weight="bold" officeooo:rsid="000db761" officeooo:paragraph-rsid="000db761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language="es" fo:country="CR" style:text-underline-style="none" fo:font-weight="bold" officeooo:rsid="00154696" officeooo:paragraph-rsid="00139d5e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language="es" fo:country="CR" style:text-underline-style="none" fo:font-weight="bold" officeooo:rsid="00154696" officeooo:paragraph-rsid="00139d5e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language="es" fo:country="CR" style:text-underline-style="none" fo:font-weight="normal" officeooo:rsid="000db761" officeooo:paragraph-rsid="000db761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language="es" fo:country="CR" style:text-underline-style="none" fo:font-weight="normal" officeooo:rsid="00154696" officeooo:paragraph-rsid="00139d5e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language="es" fo:country="CR" style:text-underline-style="none" fo:font-weight="normal" officeooo:rsid="00154696" officeooo:paragraph-rsid="00139d5e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weight="bold" officeooo:rsid="000cc74a" officeooo:paragraph-rsid="000cc74a" style:font-weight-asian="bold" style:font-weight-complex="bold"/>
    </style:style>
    <style:style style:name="P21" style:family="paragraph" style:parent-style-name="Standard">
      <style:text-properties fo:font-weight="bold" officeooo:rsid="00139d5e" officeooo:paragraph-rsid="0024dfe2" style:font-weight-asian="bold" style:font-weight-complex="bold"/>
    </style:style>
    <style:style style:name="P22" style:family="paragraph" style:parent-style-name="Standard">
      <style:text-properties fo:font-size="14pt" style:text-underline-style="solid" style:text-underline-width="auto" style:text-underline-color="font-color" fo:font-weight="bold" officeooo:rsid="000cc74a" officeooo:paragraph-rsid="000cc74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d27d" officeooo:paragraph-rsid="000db76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4dfe2" officeooo:paragraph-rsid="0024dfe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es" fo:country="CR" style:text-underline-style="none" fo:font-weight="normal" officeooo:rsid="00222577" officeooo:paragraph-rsid="00222577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es" fo:country="CR" style:text-underline-style="none" fo:font-weight="normal" officeooo:rsid="00184139" officeooo:paragraph-rsid="0024dfe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es" fo:country="CR" style:text-underline-style="none" fo:font-weight="normal" officeooo:rsid="00184139" officeooo:paragraph-rsid="0024dfe2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language="es" fo:country="CR" fo:font-weight="bold" officeooo:rsid="000db761" officeooo:paragraph-rsid="0014a67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language="es" fo:country="CR" fo:font-weight="bold" officeooo:rsid="000db761" officeooo:paragraph-rsid="000db76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es" fo:country="CR" fo:font-weight="bold" officeooo:rsid="000db761" officeooo:paragraph-rsid="000db761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84139" officeooo:paragraph-rsid="002998d0" style:font-size-asian="12.25pt" style:font-weight-asian="bold" style:font-size-complex="14pt" style:font-weight-complex="bold"/>
    </style:style>
    <style:style style:name="P32" style:family="paragraph" style:parent-style-name="Standard">
      <style:text-properties fo:font-size="12pt" style:text-underline-style="none" fo:font-weight="bold" officeooo:rsid="00222577" officeooo:paragraph-rsid="00222577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language="es" fo:country="CR" style:text-underline-style="none" fo:font-weight="normal" officeooo:rsid="00184139" officeooo:paragraph-rsid="001b2c6f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es" fo:country="CR" style:text-underline-style="none" fo:font-weight="normal" officeooo:rsid="00184139" officeooo:paragraph-rsid="0014a67c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es" fo:country="CR" style:text-underline-style="none" fo:font-weight="normal" officeooo:rsid="00184139" officeooo:paragraph-rsid="00222577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language="es" fo:country="CR" style:text-underline-style="none" fo:font-weight="normal" officeooo:rsid="00222577" officeooo:paragraph-rsid="00222577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es" fo:country="CR" style:text-underline-style="none" fo:font-weight="bold" officeooo:rsid="00184139" officeooo:paragraph-rsid="0014a67c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language="es" fo:country="CR" style:text-underline-style="none" fo:font-weight="bold" officeooo:rsid="00184139" officeooo:paragraph-rsid="00222577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language="es" fo:country="CR" style:text-underline-style="solid" style:text-underline-width="auto" style:text-underline-color="font-color" fo:font-weight="normal" officeooo:rsid="00184139" officeooo:paragraph-rsid="001b2c6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es" fo:country="CR" style:text-underline-style="solid" style:text-underline-width="auto" style:text-underline-color="font-color" fo:font-weight="normal" officeooo:rsid="00184139" officeooo:paragraph-rsid="001b2c6f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language="es" fo:country="CR" officeooo:paragraph-rsid="001f489e" style:font-size-asian="12pt" style:font-size-complex="12pt"/>
    </style:style>
    <style:style style:name="P42" style:family="paragraph" style:parent-style-name="Standard">
      <style:text-properties style:font-name="Liberation Serif" fo:font-size="12pt" fo:language="es" fo:country="CR" style:text-underline-style="solid" style:text-underline-width="auto" style:text-underline-color="font-color" fo:font-weight="bold" officeooo:paragraph-rsid="001f489e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erif" fo:font-size="12pt" fo:language="es" fo:country="CR" style:text-underline-style="none" fo:font-weight="normal" officeooo:paragraph-rsid="001f489e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3pt" fo:language="es" fo:country="CR" style:text-underline-style="solid" style:text-underline-width="auto" style:text-underline-color="font-color" fo:font-weight="bold" officeooo:rsid="0010d27d" officeooo:paragraph-rsid="0028964c" style:font-size-asian="13pt" style:font-weight-asian="bold" style:font-size-complex="13pt" style:font-weight-complex="bold"/>
    </style:style>
    <style:style style:name="P45" style:family="paragraph" style:parent-style-name="Standard">
      <style:text-properties style:font-name="Liberation Serif" fo:font-size="14pt" fo:language="es" fo:country="CR" fo:font-weight="bold" officeooo:rsid="0010d27d" officeooo:paragraph-rsid="0028964c" style:font-size-asian="14pt" style:font-weight-asian="bold" style:font-size-complex="14pt" style:font-weight-complex="bold"/>
    </style:style>
    <style:style style:name="P46" style:family="paragraph" style:parent-style-name="Standard">
      <style:text-properties style:font-name="Liberation Serif" fo:font-size="14pt" fo:language="es" fo:country="CR" fo:font-weight="bold" officeooo:rsid="0028964c" officeooo:paragraph-rsid="0028964c" style:font-size-asian="14pt" style:font-weight-asian="bold" style:font-size-complex="14pt" style:font-weight-complex="bold"/>
    </style:style>
    <style:style style:name="P47" style:family="paragraph" style:parent-style-name="Standard">
      <style:text-properties style:font-name="Liberation Serif" fo:font-size="14pt" fo:language="es" fo:country="CR" style:text-underline-style="solid" style:text-underline-width="auto" style:text-underline-color="font-color" fo:font-weight="bold" officeooo:rsid="0028964c" officeooo:paragraph-rsid="0028964c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="Liberation Serif" fo:font-size="14pt" fo:language="es" fo:country="CR" style:text-underline-style="solid" style:text-underline-width="auto" style:text-underline-color="font-color" fo:font-weight="bold" officeooo:rsid="0028964c" officeooo:paragraph-rsid="002998d0" style:font-size-asian="14pt" style:font-weight-asian="bold" style:font-size-complex="14pt" style:font-weight-complex="bold"/>
    </style:style>
    <style:style style:name="P49" style:family="paragraph" style:parent-style-name="Standard">
      <style:text-properties style:font-name="Liberation Serif" fo:font-size="14pt" fo:language="es" fo:country="CR" style:text-underline-style="solid" style:text-underline-width="auto" style:text-underline-color="font-color" fo:font-weight="bold" officeooo:rsid="00184139" officeooo:paragraph-rsid="0028964c" style:font-size-asian="12.25pt" style:font-weight-asian="bold" style:font-size-complex="14pt" style:font-weight-complex="bold"/>
    </style:style>
    <style:style style:name="P50" style:family="paragraph" style:parent-style-name="Standard">
      <style:text-properties style:font-name="Liberation Serif" fo:font-size="14pt" fo:language="es" fo:country="CR" style:text-underline-style="none" fo:font-weight="normal" officeooo:rsid="002998d0" officeooo:paragraph-rsid="002998d0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variant="normal" fo:text-transform="none" fo:color="#202122" style:font-name="Liberation Serif" fo:font-size="12pt" fo:letter-spacing="normal" fo:language="es" fo:country="CR" fo:font-style="normal" style:text-underline-style="solid" style:text-underline-width="auto" style:text-underline-color="font-color" fo:font-weight="bold" officeooo:paragraph-rsid="001f489e" style:font-size-asian="12pt" style:font-weight-asian="bold" style:font-size-complex="12pt" style:font-weight-complex="bold"/>
    </style:style>
    <style:style style:name="P52" style:family="paragraph" style:parent-style-name="Standard">
      <style:text-properties fo:font-variant="normal" fo:text-transform="none" fo:color="#202122" style:font-name="Liberation Serif" fo:font-size="12pt" fo:letter-spacing="normal" fo:language="es" fo:country="CR" fo:font-style="normal" officeooo:paragraph-rsid="001f489e" style:font-size-asian="12pt" style:font-size-complex="12pt"/>
    </style:style>
    <style:style style:name="P53" style:family="paragraph" style:parent-style-name="Standard">
      <style:text-properties officeooo:paragraph-rsid="0010d27d"/>
    </style:style>
    <style:style style:name="P54" style:family="paragraph" style:parent-style-name="Standard">
      <style:text-properties style:font-name="C059" fo:font-size="13pt" fo:language="es" fo:country="CR" style:text-underline-style="solid" style:text-underline-width="auto" style:text-underline-color="font-color" fo:font-weight="normal" officeooo:rsid="00154696" officeooo:paragraph-rsid="00139d5e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 fo:break-before="page"/>
      <style:text-properties fo:font-size="14pt" fo:language="es" fo:country="CR" style:text-underline-style="none" fo:font-weight="normal" officeooo:rsid="00222577" officeooo:paragraph-rsid="00222577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3pt" fo:language="es" fo:country="CR" fo:font-weight="normal" officeooo:rsid="00184472" officeooo:paragraph-rsid="00154696" style:font-size-asian="13pt" style:font-weight-asian="normal" style:font-size-complex="13pt" style:font-weight-complex="normal"/>
    </style:style>
    <style:style style:name="P57" style:family="paragraph" style:parent-style-name="Standard">
      <style:text-properties fo:font-size="13pt" fo:language="es" fo:country="CR" style:text-underline-style="solid" style:text-underline-width="auto" style:text-underline-color="font-color" fo:font-weight="bold" officeooo:rsid="00154696" officeooo:paragraph-rsid="00139d5e" style:font-size-asian="13pt" style:font-weight-asian="bold" style:font-size-complex="13pt" style:font-weight-complex="bold"/>
    </style:style>
    <style:style style:name="P58" style:family="paragraph" style:parent-style-name="Standard">
      <style:text-properties style:font-name="Liberation Serif" fo:font-size="14pt" fo:language="es" fo:country="CR" style:text-underline-style="solid" style:text-underline-width="auto" style:text-underline-color="font-color" fo:font-weight="bold" officeooo:rsid="002998d0" officeooo:paragraph-rsid="002998d0" style:font-size-asian="14pt" style:font-weight-asian="bold" style:font-size-complex="14pt" style:font-weight-complex="bold"/>
    </style:style>
    <style:style style:name="P59" style:family="paragraph" style:parent-style-name="Standard">
      <style:text-properties style:font-name="Liberation Serif" fo:font-size="14pt" fo:language="es" fo:country="CR" style:text-underline-style="solid" style:text-underline-width="auto" style:text-underline-color="font-color" fo:font-weight="bold" officeooo:rsid="0028964c" officeooo:paragraph-rsid="002998d0" style:font-size-asian="14pt" style:font-weight-asian="bold" style:font-size-complex="14pt" style:font-weight-complex="bold"/>
    </style:style>
    <style:style style:name="P60" style:family="paragraph" style:parent-style-name="Standard">
      <style:text-properties style:font-name="Liberation Serif" fo:font-size="14pt" fo:language="es" fo:country="CR" style:text-underline-style="solid" style:text-underline-width="auto" style:text-underline-color="font-color" fo:font-weight="bold" officeooo:rsid="002d2f61" officeooo:paragraph-rsid="002d2f61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Liberation Serif" fo:font-size="14pt" fo:language="es" fo:country="CR" style:text-underline-style="solid" style:text-underline-width="auto" style:text-underline-color="font-color" fo:font-weight="bold" officeooo:rsid="00184139" officeooo:paragraph-rsid="002998d0" style:font-size-asian="12.25pt" style:font-weight-asian="bold" style:font-size-complex="14pt" style:font-weight-complex="bold"/>
    </style:style>
    <style:style style:name="P62" style:family="paragraph" style:parent-style-name="Standard">
      <style:text-properties style:font-name="Liberation Serif" fo:font-size="14pt" fo:language="es" fo:country="CR" style:text-underline-style="solid" style:text-underline-width="auto" style:text-underline-color="font-color" fo:font-weight="bold" officeooo:rsid="00184139" officeooo:paragraph-rsid="002ba0fe" style:font-size-asian="12.25pt" style:font-weight-asian="bold" style:font-size-complex="14pt" style:font-weight-complex="bold"/>
    </style:style>
    <style:style style:name="P63" style:family="paragraph" style:parent-style-name="Standard">
      <style:text-properties style:font-name="Liberation Serif" fo:font-size="14pt" fo:language="es" fo:country="CR" style:text-underline-style="none" fo:font-weight="normal" officeooo:rsid="002998d0" officeooo:paragraph-rsid="002998d0" style:font-size-asian="14pt" style:font-weight-asian="normal" style:font-size-complex="14pt" style:font-weight-complex="normal"/>
    </style:style>
    <style:style style:name="P64" style:family="paragraph" style:parent-style-name="Standard" style:list-style-name="L1">
      <style:text-properties officeooo:paragraph-rsid="00222577"/>
    </style:style>
    <style:style style:name="P65" style:family="paragraph" style:parent-style-name="Standard" style:list-style-name="L1">
      <style:text-properties fo:font-size="12pt" fo:language="es" fo:country="CR" style:text-underline-style="none" fo:font-weight="normal" officeooo:rsid="00184139" officeooo:paragraph-rsid="00222577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text-underline-style="solid" style:text-underline-width="auto" style:text-underline-color="font-color" fo:font-weight="bold" officeooo:paragraph-rsid="002998d0" style:font-weight-asian="bold" style:font-weight-complex="bold"/>
    </style:style>
    <style:style style:name="P67" style:family="paragraph" style:parent-style-name="Standard">
      <style:text-properties fo:font-size="14pt" fo:language="es" fo:country="CR" style:text-underline-style="none" fo:font-weight="normal" officeooo:rsid="002998d0" officeooo:paragraph-rsid="002998d0" style:font-size-asian="14pt" style:font-weight-asian="normal" style:font-size-complex="14pt" style:font-weight-complex="normal"/>
    </style:style>
    <style:style style:name="P68" style:family="paragraph" style:parent-style-name="Standard">
      <style:text-properties style:text-underline-style="none" fo:font-weight="normal" officeooo:paragraph-rsid="002998d0" style:font-weight-asian="normal" style:font-weight-complex="normal"/>
    </style:style>
    <style:style style:name="P69" style:family="paragraph" style:parent-style-name="Standard">
      <style:text-properties officeooo:paragraph-rsid="002998d0"/>
    </style:style>
    <style:style style:name="P70" style:family="paragraph" style:parent-style-name="Standard">
      <style:text-properties officeooo:paragraph-rsid="002ba0fe"/>
    </style:style>
    <style:style style:name="T1" style:family="text">
      <style:text-properties fo:language="es" fo:country="CR"/>
    </style:style>
    <style:style style:name="T2" style:family="text">
      <style:text-properties fo:language="es" fo:country="CR" officeooo:rsid="000bbe66"/>
    </style:style>
    <style:style style:name="T3" style:family="text">
      <style:text-properties fo:language="es" fo:country="CR" fo:font-weight="bold" officeooo:rsid="000bbe66" style:font-weight-asian="bold" style:font-weight-complex="bold"/>
    </style:style>
    <style:style style:name="T4" style:family="text">
      <style:text-properties fo:language="es" fo:country="CR" style:text-underline-style="solid" style:text-underline-width="auto" style:text-underline-color="font-color"/>
    </style:style>
    <style:style style:name="T5" style:family="text">
      <style:text-properties fo:language="es" fo:country="CR" style:text-underline-style="solid" style:text-underline-width="auto" style:text-underline-color="font-color" officeooo:rsid="00184139" style:font-size-asian="12.25pt"/>
    </style:style>
    <style:style style:name="T6" style:family="text">
      <style:text-properties fo:language="es" fo:country="CR" style:text-underline-style="solid" style:text-underline-width="auto" style:text-underline-color="font-color" fo:font-weight="normal" officeooo:rsid="00184139" style:font-size-asian="12.25pt" style:font-weight-asian="normal" style:font-weight-complex="normal"/>
    </style:style>
    <style:style style:name="T7" style:family="text">
      <style:text-properties fo:language="es" fo:country="CR" fo:font-weight="normal" style:font-weight-asian="normal" style:font-weight-complex="normal"/>
    </style:style>
    <style:style style:name="T8" style:family="text">
      <style:text-properties fo:language="es" fo:country="CR" style:text-underline-style="none" fo:font-weight="normal" style:font-size-asian="12.25pt" style:font-weight-asian="normal" style:font-weight-complex="normal"/>
    </style:style>
    <style:style style:name="T9" style:family="text">
      <style:text-properties fo:language="es" fo:country="CR" style:text-underline-style="none" fo:font-weight="normal" officeooo:rsid="00184139" style:font-size-asian="12.25pt" style:font-weight-asian="normal" style:font-weight-complex="normal"/>
    </style:style>
    <style:style style:name="T10" style:family="text">
      <style:text-properties fo:language="es" fo:country="CR" officeooo:rsid="00184139"/>
    </style:style>
    <style:style style:name="T11" style:family="text">
      <style:text-properties fo:language="es" fo:country="CR" officeooo:rsid="00184472"/>
    </style:style>
    <style:style style:name="T12" style:family="text">
      <style:text-properties fo:font-size="14pt" officeooo:rsid="00184139" style:font-size-asian="14pt" style:font-size-complex="14pt"/>
    </style:style>
    <style:style style:name="T13" style:family="text">
      <style:text-properties fo:font-size="14pt" officeooo:rsid="002ac3a2" style:font-size-asian="14pt" style:font-size-complex="14pt"/>
    </style:style>
    <style:style style:name="T14" style:family="text">
      <style:text-properties fo:font-size="14pt" fo:language="es" fo:country="CR" style:text-underline-style="none" fo:font-weight="normal" officeooo:rsid="00184139" style:font-size-asian="12.25pt" style:font-weight-asian="normal" style:font-size-complex="14pt" style:font-weight-complex="normal"/>
    </style:style>
    <style:style style:name="T15" style:family="text">
      <style:text-properties fo:font-size="14pt" fo:language="es" fo:country="CR" style:text-underline-style="none" fo:font-weight="normal" officeooo:rsid="002ac3a2" style:font-size-asian="12.25pt" style:font-weight-asian="normal" style:font-size-complex="14pt" style:font-weight-complex="normal"/>
    </style:style>
    <style:style style:name="T16" style:family="text">
      <style:text-properties fo:font-size="14pt" fo:language="es" fo:country="CR" style:text-underline-style="none" officeooo:rsid="00184139" style:font-size-asian="12.25pt" style:font-size-complex="14pt"/>
    </style:style>
    <style:style style:name="T17" style:family="text">
      <style:text-properties fo:font-size="14pt" fo:language="es" fo:country="CR" fo:font-weight="bold" officeooo:rsid="0010d27d" style:font-size-asian="14pt" style:font-weight-asian="bold" style:font-size-complex="14pt" style:font-weight-complex="bold"/>
    </style:style>
    <style:style style:name="T18" style:family="text">
      <style:text-properties fo:font-size="14pt" fo:language="es" fo:country="CR" fo:font-weight="bold" officeooo:rsid="0028964c" style:font-size-asian="14pt" style:font-weight-asian="bold" style:font-size-complex="14pt" style:font-weight-complex="bold"/>
    </style:style>
    <style:style style:name="T19" style:family="text">
      <style:text-properties fo:font-size="14pt" style:text-underline-style="none" fo:font-weight="bold" officeooo:rsid="00184139" style:font-size-asian="12.25pt" style:font-weight-asian="bold" style:font-size-complex="14pt" style:font-weight-complex="bold"/>
    </style:style>
    <style:style style:name="T20" style:family="text">
      <style:text-properties fo:font-size="14pt" style:text-underline-style="solid" style:text-underline-width="auto" style:text-underline-color="font-color" fo:font-weight="bold" officeooo:rsid="00184139" style:font-size-asian="12.25pt" style:font-weight-asian="bold" style:font-size-complex="14pt" style:font-weight-complex="bold"/>
    </style:style>
    <style:style style:name="T21" style:family="text">
      <style:text-properties fo:font-size="14pt" fo:font-weight="normal" officeooo:rsid="00184139" style:font-size-asian="14pt" style:font-weight-asian="normal" style:font-size-complex="14pt" style:font-weight-complex="normal"/>
    </style:style>
    <style:style style:name="T22" style:family="text">
      <style:text-properties fo:font-size="14pt" officeooo:rsid="00184139" style:font-size-asian="12.25pt" style:font-size-complex="14pt"/>
    </style:style>
    <style:style style:name="T23" style:family="text">
      <style:text-properties fo:font-size="14pt" officeooo:rsid="001899db" style:font-size-asian="12.25pt" style:font-size-complex="14pt"/>
    </style:style>
    <style:style style:name="T24" style:family="text">
      <style:text-properties fo:font-size="13pt" fo:language="es" fo:country="CR" style:text-underline-style="solid" style:text-underline-width="auto" style:text-underline-color="font-color" style:font-size-asian="13pt" style:font-size-complex="13pt"/>
    </style:style>
    <style:style style:name="T25" style:family="text">
      <style:text-properties officeooo:rsid="0017dc5d"/>
    </style:style>
    <style:style style:name="T26" style:family="text">
      <style:text-properties fo:font-variant="normal" fo:text-transform="none" fo:color="#202124" style:font-name="arial" fo:font-size="12pt" fo:letter-spacing="normal" fo:language="es" fo:country="CR" fo:font-style="normal" fo:font-weight="normal" style:font-weight-asian="normal" style:font-weight-complex="normal"/>
    </style:style>
    <style:style style:name="T27" style:family="text">
      <style:text-properties officeooo:rsid="001b2c6f"/>
    </style:style>
    <style:style style:name="T28" style:family="text">
      <style:text-properties fo:font-size="12pt" fo:language="es" fo:country="CR" style:text-underline-style="none" fo:font-weight="normal" officeooo:rsid="001dc35f" style:font-size-asian="12pt" style:font-weight-asian="normal" style:font-size-complex="12pt" style:font-weight-complex="normal"/>
    </style:style>
    <style:style style:name="T29" style:family="text">
      <style:text-properties fo:font-size="12pt" fo:language="es" fo:country="CR" style:text-underline-style="none" fo:font-weight="bold" officeooo:rsid="00184139" style:font-size-asian="12pt" style:font-weight-asian="bold" style:font-size-complex="12pt" style:font-weight-complex="bold"/>
    </style:style>
    <style:style style:name="T30" style:family="text">
      <style:text-properties fo:font-size="12pt" fo:language="es" fo:country="CR" style:text-underline-style="none" fo:font-weight="bold" officeooo:rsid="001dc35f" style:font-size-asian="12pt" style:font-weight-asian="bold" style:font-size-complex="12pt" style:font-weight-complex="bold"/>
    </style:style>
    <style:style style:name="T31" style:family="text">
      <style:text-properties officeooo:rsid="001f489e"/>
    </style:style>
    <style:style style:name="T32" style:family="text">
      <style:text-properties officeooo:rsid="0023d116"/>
    </style:style>
    <style:style style:name="T33" style:family="text">
      <style:text-properties officeooo:rsid="0018413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2998d0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4pt" style:font-size-asian="14pt" style:font-size-complex="14pt"/>
    </style:style>
    <style:style style:name="T38" style:family="text">
      <style:text-properties style:font-name="Liberation Serif" fo:font-size="14pt" officeooo:rsid="0028964c" style:font-size-asian="14pt" style:font-size-complex="14pt"/>
    </style:style>
    <style:style style:name="T39" style:family="text">
      <style:text-properties style:font-name="Liberation Serif" fo:font-size="14pt" officeooo:rsid="00184139" style:font-size-asian="12.25pt" style:font-size-complex="14pt"/>
    </style:style>
    <style:style style:name="T40" style:family="text">
      <style:text-properties style:font-name="Liberation Serif" fo:font-size="14pt" style:text-underline-style="none" fo:font-weight="normal" officeooo:rsid="00184139" style:font-size-asian="12.25pt" style:font-weight-asian="normal" style:font-size-complex="14pt" style:font-weight-complex="normal"/>
    </style:style>
    <style:style style:name="T41" style:family="text">
      <style:text-properties style:font-name="Liberation Serif" fo:font-size="14pt" fo:language="es" fo:country="CR" style:text-underline-style="solid" style:text-underline-width="auto" style:text-underline-color="font-color" fo:font-weight="bold" officeooo:rsid="002ba0fe" style:font-size-asian="14pt" style:font-weight-asian="bold" style:font-size-complex="14pt" style:font-weight-complex="bold"/>
    </style:style>
    <style:style style:name="T42" style:family="text">
      <style:text-properties style:font-name="Liberation Serif" fo:font-size="14pt" fo:language="es" fo:country="CR" style:text-underline-style="solid" style:text-underline-width="auto" style:text-underline-color="font-color" fo:font-weight="bold" officeooo:rsid="002998d0" style:font-size-asian="14pt" style:font-weight-asian="bold" style:font-size-complex="14pt" style:font-weight-complex="bold"/>
    </style:style>
    <style:style style:name="T43" style:family="text">
      <style:text-properties style:font-name="Liberation Serif" fo:font-size="14pt" fo:language="es" fo:country="CR" fo:font-weight="bold" officeooo:rsid="002998d0" style:font-size-asian="14pt" style:font-weight-asian="bold" style:font-size-complex="14pt" style:font-weight-complex="bold"/>
    </style:style>
    <style:style style:name="T44" style:family="text">
      <style:text-properties style:font-name="Liberation Serif" fo:font-size="14pt" fo:language="es" fo:country="CR" officeooo:rsid="002998d0" style:font-size-asian="14pt" style:font-size-complex="14pt"/>
    </style:style>
    <style:style style:name="T45" style:family="text">
      <style:text-properties officeooo:rsid="002ba0fe"/>
    </style:style>
    <style:style style:name="T4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17">P</text:span><text:span text:style-name="T18">RIMER PRESENTACION <text:s text:c="35"/>TEMA 1</text:span></text:p>
      <text:p text:style-name="P7"/>
      <text:p text:style-name="P1"><text:span text:style-name="T19">1. </text:span><text:span text:style-name="T20">Explique el proceso de expansión de los imperios europeos, así como su capacidad para controlar y modificar las condiciones de vida de diversas sociedades durante el siglo XIX e inicios del siglo XX.</text:span></text:p>
      <text:p text:style-name="P26"/>
      <text:p text:style-name="P5"><text:span text:style-name="T3">Paises</text:span><text:span text:style-name="T2">: Inglaterra, Francia, Alemania, Italia. </text:span></text:p>
      <text:p text:style-name="P2"/>
      <text:p text:style-name="P20"><text:span text:style-name="T1">Tipos de expansionismo: </text:span><text:span text:style-name="T7">Territorial, político, económico, cultural.</text:span></text:p>
      <text:p text:style-name="P2"/>
      <text:p text:style-name="P20"><text:span text:style-name="T2">I</text:span><text:span text:style-name="T1">ntenciones: </text:span><text:span text:style-name="T7">aumentar el poder político, militar y económico.</text:span></text:p>
      <text:p text:style-name="P3"/>
      <text:p text:style-name="P22"><text:span text:style-name="T11">¿</text:span><text:span text:style-name="T1">Como se logro?</text:span></text:p>
      <text:p text:style-name="P4"/>
      <text:p text:style-name="P20"><text:span text:style-name="T1">Geográficos: </text:span><text:span text:style-name="T7">Se logran viajes de exploración los cuales generan grandes descubrimientos</text:span></text:p>
      <text:p text:style-name="P3">geográficos, gracias al espíritu de la exploración se busca llegar a zonas en aquel momento</text:p>
      <text:p text:style-name="P3">desconocidas. Se llevan a cabo viajes de exploración descubriendo nuevos lugares en</text:p>
      <text:p text:style-name="P3">regiones de África, Asia y Oceanía.</text:p>
      <text:p text:style-name="P3"/>
      <text:p text:style-name="P20"><text:span text:style-name="T1">Económicos:</text:span><text:span text:style-name="T7"> Los Estados europeos necesitaban materias primas para lo que es su producción</text:span></text:p>
      <text:p text:style-name="P3">industrial y así conseguir nuevos mercados para poder vender los productos, las colonias</text:p>
      <text:p text:style-name="P3">europeas imperialistas tienden a obligar a sus colonias a comerciar de forma exclusiva con la</text:p>
      <text:p text:style-name="P3">metrópoli.</text:p>
      <text:p text:style-name="P3"/>
      <text:p text:style-name="P20"><text:span text:style-name="T1">Demográficos</text:span><text:span text:style-name="T7">: El enorme crecimiento natural de la población europea durante el siglo XIX</text:span></text:p>
      <text:p text:style-name="P3">generó un importante flujo migratorio.</text:p>
      <text:p text:style-name="P3"/>
      <text:p text:style-name="P20"><text:span text:style-name="T1">Ideológico</text:span><text:span text:style-name="T7">: Doctrinas racistas que sostenían que la raza blanca es superior, y encargada de</text:span></text:p>
      <text:p text:style-name="P3">civilizar a los pueblos inferiores. Junto a un fuerte nacionalismo justificaron la misión de</text:p>
      <text:p text:style-name="P3">dominación y esclavitud que debieron soportar las colonias.</text:p>
      <text:p text:style-name="P3"/>
      <text:p text:style-name="P20"><text:span text:style-name="T1">Políticos</text:span><text:span text:style-name="T7">: El dominio de grandes territorios, de vías de circulación, y zonas consideradas</text:span></text:p>
      <text:p text:style-name="P3">estratégicas se transformó en un símbolo de hegemonía de las potencias, en una época en el</text:p>
      <text:p text:style-name="P3">que nacionalismo tiene un auge en Europa.</text:p>
      <text:p text:style-name="P3"/>
      <text:p text:style-name="P56"/>
      <text:p text:style-name="P15">Imperialismo Europeo</text:p>
      <text:p text:style-name="P15"/>
      <text:p text:style-name="P19">Proceso que inicia en el Siglo XIX con el reparto de los continentes de Asia y África</text:p>
      <text:p text:style-name="P19">por parte de las potencias europeas.</text:p>
      <text:p text:style-name="P16"/>
      <text:p text:style-name="P16">Causas:</text:p>
      <text:p text:style-name="P19">La transformación de la economía tras la II Revolución Industrial de estos países hizo</text:p>
      <text:p text:style-name="P19">que crecieran sus necesidades de nuevos territorios donde obtenían:</text:p>
      <text:p text:style-name="P19"/>
      <text:p text:style-name="P19">✓ Materias primas requeridas por las fábricas.</text:p>
      <text:p text:style-name="P18">✓ Compradores para los bienes manufacturados.</text:p>
      <text:p text:style-name="P18"><text:soft-page-break/>✓ Mano de obra barata para las plantaciones y minas.</text:p>
      <text:p text:style-name="P18">✓ Nacionalismo.</text:p>
      <text:p text:style-name="P18">✓ La creencia en una misión civilizadora: consideraban a las otras culturas primitivas, buscaban evangelizarlas.</text:p>
      <text:p text:style-name="P18">✓ Crecimiento demográfico. Era necesario disponer espacios para la emigración de</text:p>
      <text:p text:style-name="P18">europeos.</text:p>
      <text:p text:style-name="P18">✓ El desarrollo de nuevos medios de transporte (ferrocarriles, barcos a vapor,</text:p>
      <text:p text:style-name="P18">automóviles) facilitó el transporte entre Europa y los territorios conquistados.</text:p>
      <text:p text:style-name="P18">Conferencia de Berlín (1875): Pronto surgieron los roces entre las potencias</text:p>
      <text:p text:style-name="P18">imperialistas que se disputaban el dominio. La Conferencia de Berlín en 1875 reunió a</text:p>
      <text:p text:style-name="P18">representantes de las potencias europeas que se repartieron África sin ningún tipo de</text:p>
      <text:p text:style-name="P18">consideración por los habitantes de los territorios que se asignaban entre sí.</text:p>
      <text:p text:style-name="P18">✓ Grandes ganadores: Reino Unido, Francia y Rusia.</text:p>
      <text:p text:style-name="P18">✓ Los insatisfechos: Alemania e Italia.</text:p>
      <text:p text:style-name="P18">✓ Potencias en ascenso fuera de Europa: Japón y Estados Unidos.</text:p>
      <text:p text:style-name="P18">✓ Viejas potencias en decadencia: España y Portugal.</text:p>
      <text:p text:style-name="P18">✓ Otros estados imperialistas. Otros países europeos que conquistaron imperios</text:p>
      <text:p text:style-name="P18">coloniales: Bélgica y Países Bajos.</text:p>
      <text:p text:style-name="P18">Consecuencias del expansionismo europeo</text:p>
      <text:p text:style-name="P18">✓ Territorios de Asia y África quedaron en condiciones de dependencia respecto a la</text:p>
      <text:p text:style-name="P18">economía de las metrópolis europeas.</text:p>
      <text:p text:style-name="P18">✓ El intercambio entre las potencias imperialistas y las colonias era desigual.</text:p>
      <text:p text:style-name="P18">✓ Los europeos obtuvieron ganancias millonarias invirtiendo en plantaciones, minas o</text:p>
      <text:p text:style-name="P18">ferrocarriles construidos en las colonias.</text:p>
      <text:p text:style-name="P18">✓ Los recursos naturales fueron explotados de forma irracional, igual que la mano de</text:p>
      <text:p text:style-name="P18">obra local.</text:p>
      <text:p text:style-name="P18">✓ La autoridad tradicional fue sustituida por instituciones impuestas por la metrópoli.</text:p>
      <text:p text:style-name="P18">✓ La cultura europea se fue imponiendo sobre la local llevando a la pérdida de aspectos</text:p>
      <text:p text:style-name="P18">importantes de la identidad cultural de los pueblos conquistados.</text:p>
      <text:p text:style-name="P18">✓ Evangelización</text:p>
      <text:p text:style-name="P18">✓ Los límites impuestos por los europeos no respetaban la composición étnica de los</text:p>
      <text:p text:style-name="P18">territorios repartido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6"><text:soft-page-break/>TEMA 2</text:p>
      <text:p text:style-name="P45"/>
      <text:p text:style-name="P44"><text:span text:style-name="T12">2.</text:span><text:span text:style-name="T21"> </text:span><text:span text:style-name="T12">Comprenda </text:span><text:span text:style-name="T13">como afecto</text:span><text:span text:style-name="T12"> la estructura social, económica, política y de la vida cotidiana de las sociedades que vivieron las guerras de escala global durante la primera mitad del siglo XX. </text:span><text:span text:style-name="T33"><text:s/></text:span></text:p>
      <text:p text:style-name="P12"/>
      <text:p text:style-name="P18">Este fue un conflicto que enfrentó a las grandes potencias imperialistas del continente</text:p>
      <text:p text:style-name="P18">europeo entre 1914 y 1918. Este conflicto, además, involucró a Rusia, Estados Unidos y</text:p>
      <text:p text:style-name="P18">algunos pueblos de Cercano Oriente. Este conflicto no tuvo precedentes en cuanto a las</text:p>
      <text:p text:style-name="P18">dimensiones de las pérdidas humanas y materiales que provocó.</text:p>
      <text:p text:style-name="P9">Entre las principales causas están:</text:p>
      <text:p text:style-name="P18">✓ El expansionismo imperialista europeo.</text:p>
      <text:p text:style-name="P18">✓ Nacionalismo Europeo</text:p>
      <text:p text:style-name="P18">✓ El asesinato del archiduque del imperio Austro- húngaro Francisco Fernando.</text:p>
      <text:p text:style-name="P18">(causa inmediata o principal).</text:p>
      <text:p text:style-name="P18">✓ Creación de sistema de alianzas: por ejemplo, la Triple Alianza (Alemania, Italia,</text:p>
      <text:p text:style-name="P18">Austria, Hungría) y la Triple Entente (Inglaterra, Francia, Rusia) luego se les une</text:p>
      <text:p text:style-name="P18">USA.</text:p>
      <text:p text:style-name="P18">Consecuencias:</text:p>
      <text:p text:style-name="P18">✓ Millones de muertos, mutilados y heridos, descenso de la natalidad, millones de</text:p>
      <text:p text:style-name="P18">huérfanos y viudas, la riqueza de las potencias bajó enormemente</text:p>
      <text:p text:style-name="P18">✓ Inglaterra pierde su hegemonía (poderío mundial) ante USA, daños en</text:p>
      <text:p text:style-name="P18">infraestructura,</text:p>
      <text:p text:style-name="P18">✓ Participación de la mujer en el mundo del trabajo,</text:p>
      <text:p text:style-name="P18">✓ Creación de la Sociedad de las Naciones (evitar una nueva guerra y buscar</text:p>
      <text:p text:style-name="P18">la convivencia pacífica) y la Organización Internacional del Trabajo (OIT)</text:p>
      <text:p text:style-name="P18">para regular las condiciones laborales entre patronos y trabajadores.</text:p>
      <text:p text:style-name="P18">✓ Los países europeos quedaron súper endeudados principalmente con USA.</text:p>
      <text:p text:style-name="P18">✓ En la vida cotidiana las mujeres reclamaron sus derechos civiles y políticos, y</text:p>
      <text:p text:style-name="P18">hasta en muchos países obtuvieron el derecho al voto.</text:p>
      <text:p text:style-name="P18">✓ Connotación o implicación territorial y geopolítica: Surgen nuevos Estados como</text:p>
      <text:p text:style-name="P18">Checoslovaquia, Yugoslavia, Estonia, Hungría, Austria, Lituania, Polonia al</text:p>
      <text:p text:style-name="P18">desaparecer los imperios de Austria- Hungría, Alemania, Turquía y Rusia. En</text:p>
      <text:p text:style-name="P18">otras palabras, se altera el mapa de Europa.</text:p>
      <text:p text:style-name="P18">✓ Tratado de Versalles: fue un tratado donde se humilla a Alemania, ya que es</text:p>
      <text:p text:style-name="P18">considerada como el país que más daño hizo; por lo tanto, se le condeno a pagar</text:p>
      <text:p text:style-name="P18">los daños de la guerra, a reducir su ejército, a devolver regiones de Alsacia y</text:p>
      <text:p text:style-name="P18">Lorena a Francia.</text:p>
      <text:p text:style-name="P18">✓ USA surge como la máxima potencia del mundo (hegemonía)</text:p>
      <text:p text:style-name="P12"/>
      <text:p text:style-name="P12"/>
      <text:p text:style-name="P12"/>
      <text:p text:style-name="P12"/>
      <text:p text:style-name="P12"/>
      <text:p text:style-name="P12"/>
      <text:p text:style-name="P47"><text:soft-page-break/>TEMA 3</text:p>
      <text:p text:style-name="P47"/>
      <text:p text:style-name="P49">3. Analice los cambios propiciados por la revolución rusa en la población de dicho territorio y en el escenario geopolítico mundial en la primera mitad del siglo XX (*).</text:p>
      <text:p text:style-name="P47"/>
      <text:p text:style-name="P18">La Revolución Rusa fue un movimiento político, social y económico que se dio en 1917,</text:p>
      <text:p text:style-name="P18">liderado por dos grandes grupos de la población: Bolcheviques (mayoría, radical dirigido</text:p>
      <text:p text:style-name="P18">por Lenin) y Mencheviques (minoría, moderados). Ambos grupos se oponían a la</text:p>
      <text:p text:style-name="P18">monarquía absoluta del ZAR Nicolás II, que tenía al pueblo en miseria.</text:p>
      <text:p text:style-name="P18">Causas</text:p>
      <text:p text:style-name="P18">✓ Rusia había quedado en crisis económica al participar en la Primera Guerra Mundial,</text:p>
      <text:p text:style-name="P18">por lo que la población estaba molesta con el Zar.</text:p>
      <text:p text:style-name="P18">✓ El pueblo odiaba la dictadura del Zar. Había desempleo, campesinos sin tierras, los</text:p>
      <text:p text:style-name="P18">opositores eran perseguidos.✓ Predominio de una población campesina, sometida a la servidumbre (criados en una</text:p>
      <text:p text:style-name="P18">casa, tipo esclavitud). Los trabajadores eran explotados laboralmente.</text:p>
      <text:p text:style-name="P18">✓ Existencia de un incipiente (primitivo, poco) desarrollo industrial.</text:p>
      <text:p text:style-name="P18">Consecuencias</text:p>
      <text:p text:style-name="P18">✓ El derrumbe de la Monarquía absolutista y autocrática de los Zares.</text:p>
      <text:p text:style-name="P18">✓ El establecimiento de un Gobierno Comunista en Rusia; República Federativa</text:p>
      <text:p text:style-name="P18">Comunista, que desde 1923, se denomina Unión de las Repúblicas Socialistas</text:p>
      <text:p text:style-name="P18">Soviéticas (U.R.S.S)</text:p>
      <text:p text:style-name="P18">✓ Se pasó de una monarquía absoluta a una dictadura de partido.</text:p>
      <text:p text:style-name="P18">✓ Eliminación de la propiedad privada sobre los medios de producción, surge la</text:p>
      <text:p text:style-name="P18">propiedad colectiva. Todo es del Estado. Se nacionalizaron los bancos y la industria</text:p>
      <text:p text:style-name="P18">para generarle más recursos al Estado. O sea, no hay nada privado.</text:p>
      <text:p text:style-name="P18">✓ Con el nuevo Estado (URSS) se logró reducir el analfabetismo, mejorar</text:p>
      <text:p text:style-name="P12"/>
      <text:p text:style-name="P12"/>
      <text:p text:style-name="P12"/>
      <text:p text:style-name="P48">TEMA <text:span text:style-name="T35">4</text:span></text:p>
      <text:p text:style-name="P12"/>
      <text:p text:style-name="P31"><text:span text:style-name="T35">4. </text:span>Reconozca los efectos de las crisis económicas del modelo capitalista (por ejemplo, la depresión de los años treinta) en la cotidianidad del ser humano, así como en la estructura social y económica de cada país</text:p>
      <text:p text:style-name="P12"/>
      <text:p text:style-name="P18">Posterior a la Gran Guerra, los Estados Unidos logran convertirse en la máxima potencia</text:p>
      <text:p text:style-name="P18">mundial y en el prestamista a nivel global (ayuda a la reconstrucción de Europa). Esto</text:p>
      <text:p text:style-name="P18">favorece a una prosperidad económica de dicha nación en los años 20 (conocido como</text:p>
      <text:p text:style-name="P18">los felices años 20). Esta época se dio por la conferencia de Ginebra que fomentó la</text:p>
      <text:p text:style-name="P18">aplicación de nuevas industrias (química, automotriz, petróleo), formación de empresas.</text:p>
      <text:p text:style-name="P18">De lo anterior, se fomenta una aparente prosperidad económica en bases frágiles de la</text:p>
      <text:p text:style-name="P18">economía.</text:p>
      <text:p text:style-name="P18"><text:soft-page-break/><text:span text:style-name="T34">CAUSAS</text:span>: Quiebra de la Bolsa de Nueva York, superproducción industrial saturó el</text:p>
      <text:p text:style-name="P18">mercado estadounidense, Países europeos no pudieron pagaron sus deudas principalmente</text:p>
      <text:p text:style-name="P18">a USA, luego de la Primera Guerra Mundial y especulación (abuso) en los precios</text:p>
      <text:p text:style-name="P18">aumentó la caída de la Bolsa de Valores de Nueva York.</text:p>
      <text:p text:style-name="P9">CONSECUENCIAS O EFECTOS</text:p>
      <text:p text:style-name="P18">✓ Aumento de pobreza y desempleo. Deterioro de la calidad de vida. Pobreza extrema</text:p>
      <text:p text:style-name="P18">en algunos casos. Devaluación, Quiebra de bancos y empresas.</text:p>
      <text:p text:style-name="P18">✓ Incremento de la inflación (precios de artículos básicos subieron de precio)</text:p>
      <text:p text:style-name="P18">✓ La producción industrial cayó considerablemente en USA y otros países.</text:p>
      <text:p text:style-name="P18">✓ Cayeron los ingresos fiscales (dinero de impuestos).</text:p>
      <text:p text:style-name="P18">✓ Mayor intervención del Estado en la economía del país, para solucionar la crisis. (fin</text:p>
      <text:p text:style-name="P18">del estado liberal): inicio de políticas intervencionistas.</text:p>
      <text:p text:style-name="P18">✓ Para solucionar la crisis se da la experiencia del “Nuevo Trato” (New Deal) en</text:p>
      <text:p text:style-name="P18">Estados Unidos:</text:p>
      <text:p text:style-name="P18">· Políticas de grandes obras públicas para luchar contra el desempleo. Conceder</text:p>
      <text:p text:style-name="P18">beneficios sociales a los trabajadores. Empleo público.</text:p>
      <text:p text:style-name="P18">· Las industrias quedaron bajo la supervisión del gobierno, para impedir la</text:p>
      <text:p text:style-name="P18">superproducción.</text:p>
      <text:p text:style-name="P18">✓ La Unión Soviética no sufrió los efectos de la Crisis económica de 1929 ya que su</text:p>
      <text:p text:style-name="P18">sistema era comunista y la crisis era capitalista.</text:p>
      <text:p text:style-name="P18">✓ Formación de gobiernos totalitaristas (Nazismo y Fascismo) en Alemania e Italia.</text:p>
      <text:p text:style-name="P18">------ FINALIZA PERIODO ENTRE GUERRAS-----</text:p>
      <text:p text:style-name="P18"/>
      <text:p text:style-name="P13"/>
      <text:p text:style-name="P48">TEMA <text:span text:style-name="T35">5</text:span></text:p>
      <text:p text:style-name="P48"/>
      <text:p text:style-name="P62">5. Explica las razones por las cuales durante la primera mitad del siglo XX se desarrollaron dos guerras de escala global.</text:p>
      <text:p text:style-name="P58"/>
      <text:p text:style-name="P70"><text:span text:style-name="T41">Causas de la Primera Guerra Mundial</text:span></text:p>
      <text:p text:style-name="P50">Ante la muerte de Francisco Fernando, Austria-Hungría le declaró la guerra a Serbia</text:p>
      <text:p text:style-name="P50">con el objetivo de extender su dominio hacia los Balcanes. Esto provocó la</text:p>
      <text:p text:style-name="P50">intervención de Rusia para defender a Serbia y ante la movilización de tropas,</text:p>
      <text:p text:style-name="P50">Alemania declaró la guerra el 1 de agosto.</text:p>
      <text:p text:style-name="P50">Los ejércitos iniciaron la guerra con la idea básica de la supremacía de la ofensiva,</text:p>
      <text:p text:style-name="P50">que cambiaron a lo largo del desarrollo de los acontecimientos.</text:p>
      <text:p text:style-name="P50">Francia y Gran Bretaña no tenían interés de iniciar una guerra en defensa de Serbia,</text:p>
      <text:p text:style-name="P50">pero al intervenir Rusia, se activa la alianza. Ente el 28 de junio y el 04 de agosto de</text:p>
      <text:p text:style-name="P50">1914 los países fueron entrando a la guerra.</text:p>
      <text:p text:style-name="P58"/>
      <text:p text:style-name="P58"/>
      <text:p text:style-name="P58"/>
      <text:p text:style-name="P58"/>
      <text:p text:style-name="P69"><text:soft-page-break/><text:span text:style-name="T41">Causas</text:span><text:span text:style-name="T42"> de la segunda guerra mundial</text:span></text:p>
      <text:p text:style-name="P69"><text:span text:style-name="T42"/></text:p>
      <text:p text:style-name="P66"><text:span text:style-name="T44">Causas inmediatas</text:span></text:p>
      <text:p text:style-name="P68"><text:span text:style-name="T44">➢ Firma del pacto de no agresión entre Alemania y la Unión Soviética, que</text:span></text:p>
      <text:p text:style-name="P68"><text:span text:style-name="T44">convirtió a dos potencias contrarias en aliadas el 23 de agosto de 1939.</text:span></text:p>
      <text:p text:style-name="P68"><text:span text:style-name="T44">➢ Ataque de Alemania a Polonia el 1 de septiembre de 1939, que precipitó la</text:span></text:p>
      <text:p text:style-name="P68"><text:span text:style-name="T44">entrada en guerra de Gran Bretaña y Francia el 3 de setiembre.</text:span></text:p>
      <text:p text:style-name="P50"/>
      <text:p text:style-name="P60">Otras causas</text:p>
      <text:p text:style-name="P50">✓ Ascenso de gobiernos totalitarios como el fascismo en Italia (Benito Mussolini) y el</text:p>
      <text:p text:style-name="P50">nazismo en Alemania (Adolfo Hitler):</text:p>
      <text:p text:style-name="P50">✓ Hitler quería convertir a Alemania en la nación más poderosa del mundo. Humillación</text:p>
      <text:p text:style-name="P50">de Alemania con el tratado de Versalles. Eso hizo que se diera la exaltación del</text:p>
      <text:p text:style-name="P50">nacionalismo (creerse más que los demás países) y querían vengarse de esa</text:p>
      <text:p text:style-name="P50">humillación. Ese tratado impuso condiciones que exacerbaron (agravaron,</text:p>
      <text:p text:style-name="P50">enfurecieron) el nacionalismo germano.</text:p>
      <text:p text:style-name="P50">✓ El militarismo japonés y sus invasiones a China.</text:p>
      <text:p text:style-name="P50">✓ Causa inmediata o principal fue la invasión de Alemania a Polonia.</text:p>
      <text:p text:style-name="P50">✓ La crisis de 1929 y depresión de 1930. (porque Hitler cuando asciende con su partido</text:p>
      <text:p text:style-name="P50">nazi ofrece empleo a millones de desempleados alemanes, y así se ganó el cariño de</text:p>
      <text:p text:style-name="P50">las personas y luego los hace creer que ellos son superiores a todos.)</text:p>
      <text:p text:style-name="P50">✓ Firma o creación de alianzas Alemania, Japón e Italia (Potencias Centrales o el Eje),</text:p>
      <text:p text:style-name="P50">se enfrentaron a los Aliados (Gran Bretaña, Francia, Rusia y Estados Unidos).</text:p>
      <text:p text:style-name="P50">✓ Antisemitismo (racismo) y superioridad racial en contra de los judíos, musulmanes,</text:p>
      <text:p text:style-name="P50">eslavos y gitanos.</text:p>
      <text:p text:style-name="P50">✓ Estados Unidos entra a la guerra cuando Japón ataca Pearl Harbor.</text:p>
      <text:p text:style-name="P50">Implicaciones sociales y políticas que supuso la persecución y exterminio de estos</text:p>
      <text:p text:style-name="P50">grupos étnicos:</text:p>
      <text:p text:style-name="P50">✓ Persecución y el exterminio de diversas minorías étnicas. Millones de muertes,</text:p>
      <text:p text:style-name="P50">huérfanos, separación de familias, pobreza, sin derechos.</text:p>
      <text:p text:style-name="P50">✓ Política nazi llamada Antisemitismo (racismo, exterminio)</text:p>
      <text:p text:style-name="P50">✓ Programa nazi de la teoría de la superioridad de la raza Aria. Donde los germanos</text:p>
      <text:p text:style-name="P50">(alemanes) eran raza pura destinados a gobernar el mundo.</text:p>
      <text:p text:style-name="P50">✓ Por todo lo mano que hacían los nazis, cuando termina la Segunda Guerra Mundial,</text:p>
      <text:p text:style-name="P50">se les llevo al llamado Juicio de Núremberg, y se propiciaron acciones posteriores</text:p>
      <text:p text:style-name="P50">contra los crímenes de guerra y de lesa(contra) humanidad.</text:p>
      <text:p text:style-name="P50">Desarrollo del fin de la Segunda Guerra Mundial:</text:p>
      <text:p text:style-name="P50">✓ Alemania es obligada a firmar su rendición el 7 de mayo de 1945 y es dividida en</text:p>
      <text:p text:style-name="P50">cuatro áreas de ocupación: la soviética, la inglesa, la francesa y la norteamericana.</text:p>
      <text:p text:style-name="P50">✓ Con la derrota del Japón los aliados ponen fin a la Segunda Guerra Mundial. Cuando</text:p>
      <text:p text:style-name="P50">USA lanzas bombas atómicas en las ciudades de Hiroshima y Nagasaki.</text:p>
      <text:p text:style-name="P50">CONSECUENCIAS Segunda Guerra Mundial</text:p>
      <text:p text:style-name="P50"><text:soft-page-break/>✓ Surgimiento de la Organización de las Naciones Unidas (ONU) en 1945: ayudó</text:p>
      <text:p text:style-name="P50">en el proceso de descolonización en el orbe (mundo) y autodeterminación de los</text:p>
      <text:p text:style-name="P50">pueblos, sustituyó a la Sociedad de Naciones. Creada para la defensa de los Derechos</text:p>
      <text:p text:style-name="P50">humanos y la búsqueda de la paz-.</text:p>
      <text:p text:style-name="P50">✓ Gran cantidad de pérdida de vidas humanas, heridos, huérfanos y personas inválidas.</text:p>
      <text:p text:style-name="P50">✓ Pérdidas económicas, destrucción de ciudades, campos de cultivo, fábricas, etc.</text:p>
      <text:p text:style-name="P50">(impacto en la población civil, niños y mujeres)Connotaciones (Transformaciones) espaciales, territoriales y geopolíticas.</text:p>
      <text:p text:style-name="P50">✓ Alemania queda dividida en dos partes ocupadas por Estados Unidos, Gran Bretaña,</text:p>
      <text:p text:style-name="P50">Francia (Occidental) y la URSS (el oriental). Berlín queda dividida por el Muro de</text:p>
      <text:p text:style-name="P50">Berlín. Por eso se dice que Alemania pierde territorio.</text:p>
      <text:p text:style-name="P50">✓ Obtención de la independencia de Austria y Checoslovaquia. Recuperaron su</text:p>
      <text:p text:style-name="P50">autonomía.</text:p>
      <text:p text:style-name="P50">✓ Disminución territorial de Alemania, Bulgaria y Rumanía.</text:p>
      <text:p text:style-name="P50">Impacto social, político, económico y de la vida cotidiana en general de ambas</text:p>
      <text:p text:style-name="P50">guerras</text:p>
      <text:p text:style-name="P50">✓ Muerte y exterminio colectivo de millones de seres humanos, la mayoría civiles.</text:p>
      <text:p text:style-name="P50">✓ Familias fueron dividas y miles de niños quedaron desamparados.</text:p>
      <text:p text:style-name="P50">✓ Desarrollo de crisis económicas en muchos países.</text:p>
      <text:p text:style-name="P50">✓ Se dio un aumento de fabricación de armas para los ejércitos y competir por el poder</text:p>
      <text:p text:style-name="P50">político y militar.</text:p>
      <text:p text:style-name="P50">✓ Las malas condiciones sanitarias aumento la mortalidad.</text:p>
      <text:p text:style-name="P50">✓ Conferencia de Bretton Woods (creación del Banco Mundial, Fondo Monetario</text:p>
      <text:p text:style-name="P50">y del dólar como moneda universal).</text:p>
      <text:p text:style-name="P50">Importancia de la defensa y aplicación de los derechos fundamentales del ser</text:p>
      <text:p text:style-name="P50">humano para alcanzar la paz y convivencia social.</text:p>
      <text:p text:style-name="P50">✓ Se promueve la defensa absoluta de las personas, su dignidad y la búsqueda de la</text:p>
      <text:p text:style-name="P50">justicia contra la esclavitud, el genocidio (matanzas) y la opresión de los gobiernos.</text:p>
      <text:p text:style-name="P50">✓ El respeto a los derechos humanos es importante para alcanzar la convivencia social</text:p>
      <text:p text:style-name="P50">de las personas en un marco de paz, tolerancia, dignidad, respeto a la diversidad,</text:p>
      <text:p text:style-name="P67"><text:span text:style-name="T36">libertad de pensamiento.</text:span></text:p>
      <text:p text:style-name="P9"/>
      <text:p text:style-name="P18"/>
      <text:p text:style-name="P12"/>
      <text:p text:style-name="P12"/>
      <text:p text:style-name="P12"/>
      <text:p text:style-name="P12"/>
      <text:p text:style-name="P12"/>
      <text:p text:style-name="P11"><text:span text:style-name="T38">TEMA </text:span><text:span text:style-name="T37">6</text:span></text:p>
      <text:p text:style-name="P58"/>
      <text:p text:style-name="P61">6. Identifique las connotaciones territoriales y geopolíticas que representaron los conflictos bélicos de escala global durante la primera mitad del siglo XX.</text:p>
      <text:p text:style-name="P12"><text:soft-page-break/></text:p>
      <text:p text:style-name="P18">Connotaciones (Transformaciones) espaciales, territoriales y geopolíticas.</text:p>
      <text:p text:style-name="P18">✓ Alemania queda dividida en dos partes ocupadas por Estados Unidos, Gran Bretaña,</text:p>
      <text:p text:style-name="P18">Francia (Occidental) y la URSS (el oriental). Berlín queda dividida por el Muro de</text:p>
      <text:p text:style-name="P18">Berlín. Por eso se dice que Alemania pierde territorio.</text:p>
      <text:p text:style-name="P18">✓ Obtención de la independencia de Austria y Checoslovaquia. Recuperaron su</text:p>
      <text:p text:style-name="P18">autonomía.</text:p>
      <text:p text:style-name="P18">✓ Disminución territorial de Alemania, Bulgaria y Rumanía.</text:p>
      <text:p text:style-name="P18">Impacto social, político, económico y de la vida cotidiana en general de ambas</text:p>
      <text:p text:style-name="P18">guerras</text:p>
      <text:p text:style-name="P18">✓ Muerte y exterminio colectivo de millones de seres humanos, la mayoría civiles.</text:p>
      <text:p text:style-name="P18">✓ Familias fueron dividas y miles de niños quedaron desamparados.</text:p>
      <text:p text:style-name="P18">✓ Desarrollo de crisis económicas en muchos países.</text:p>
      <text:p text:style-name="P18">✓ Se dio un aumento de fabricación de armas para los ejércitos y competir por el poder</text:p>
      <text:p text:style-name="P18">político y militar.</text:p>
      <text:p text:style-name="P18">✓ Las malas condiciones sanitarias aumento la mortalidad.</text:p>
      <text:p text:style-name="P18">✓ Conferencia de Bretton Woods (creación del Banco Mundial, Fondo Monetario</text:p>
      <text:p text:style-name="P18">y del dólar como moneda universal).</text:p>
      <text:p text:style-name="P18"/>
      <text:p text:style-name="P11"><text:span text:style-name="T38">TEMA </text:span><text:span text:style-name="T37">7</text:span></text:p>
      <text:p text:style-name="P58"/>
      <text:p text:style-name="P11"><text:span text:style-name="T39">7. Reconozca las implicaciones sociales y políticas que supuso la persecución y el exterminio de grupos étnicos específicos producto de ideologías de superioridad racial durante la Segunda Guerra Mundial. <text:s text:c="3"/></text:span><text:span text:style-name="T40"><text:s text:c="3"/></text:span></text:p>
      <text:p text:style-name="P58"/>
      <text:p text:style-name="P50">Implicaciones sociales y políticas que supuso la persecución y exterminio de estos</text:p>
      <text:p text:style-name="P50">grupos étnicos:</text:p>
      <text:p text:style-name="P50">✓ Persecución y el exterminio de diversas minorías étnicas. Millones de muertes,</text:p>
      <text:p text:style-name="P50">huérfanos, separación de familias, pobreza, sin derechos.</text:p>
      <text:p text:style-name="P50">✓ Política nazi llamada Antisemitismo (racismo, exterminio)</text:p>
      <text:p text:style-name="P50">✓ Programa nazi de la teoría de la superioridad de la raza Aria. Donde los germanos</text:p>
      <text:p text:style-name="P50">(alemanes) eran raza pura destinados a gobernar el mundo.</text:p>
      <text:p text:style-name="P50">✓ Por todo lo mano que hacían los nazis, cuando termina la Segunda Guerra Mundial,</text:p>
      <text:p text:style-name="P50">se les llevo al llamado Juicio de Núremberg, y se propiciaron acciones posteriores</text:p>
      <text:p text:style-name="P50">contra los crímenes de guerra y de lesa(contra) humanidad.</text:p>
      <text:p text:style-name="P58"/>
      <text:p text:style-name="P58"/>
      <text:p text:style-name="P11"><text:span text:style-name="T38">TEMA </text:span><text:span text:style-name="T37">8</text:span></text:p>
      <text:p text:style-name="P58"/>
      <text:p text:style-name="P10"><text:span text:style-name="T22">8. Valore la importancia de la defensa y aplicación de los derechos fundamentales del ser humano para alcanzar la paz y convivencia </text:span><text:span text:style-name="T23">social</text:span></text:p>
      <text:p text:style-name="P18"/>
      <text:p text:style-name="P18">Importancia de la defensa y aplicación de los derechos fundamentales del ser</text:p>
      <text:p text:style-name="P18"><text:soft-page-break/>humano para alcanzar la paz y convivencia social.</text:p>
      <text:p text:style-name="P18">✓ Se promueve la defensa absoluta de las personas, su dignidad y la búsqueda de la</text:p>
      <text:p text:style-name="P18">justicia contra la esclavitud, el genocidio (matanzas) y la opresión de los gobiernos.</text:p>
      <text:p text:style-name="P18">✓ El respeto a los derechos humanos es importante para alcanzar la convivencia social</text:p>
      <text:p text:style-name="P18">de las personas en un marco de paz, tolerancia, dignidad, respeto a la diversidad,</text:p>
      <text:p text:style-name="P18">libertad de pensamien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resent" draw:style="square" draw:cx="70%" draw:cy="60%" draw:start-color="#813709" draw:end-color="#ff4000" draw:start-intensity="100%" draw:end-intensity="100%" draw:angle="450" draw:border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4:27:15.174138659</meta:creation-date>
    <dc:date>2022-07-14T21:43:37.731796983</dc:date>
    <meta:editing-duration>PT20M3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9" meta:paragraph-count="272" meta:word-count="2812" meta:character-count="17781" meta:non-whitespace-character-count="15196"/>
  </office:meta>
</office:document-meta>
</file>